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3" style:family="paragraph" style:parent-style-name="Standard" style:list-style-name="L9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4" style:family="paragraph" style:parent-style-name="Standard" style:list-style-name="L10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6" style:family="paragraph" style:parent-style-name="Standard" style:list-style-name="L12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7" style:family="paragraph" style:parent-style-name="Standard" style:list-style-name="L13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8" style:family="paragraph" style:parent-style-name="Standard" style:list-style-name="L14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9" style:family="paragraph" style:parent-style-name="Standard" style:list-style-name="L15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0" style:family="paragraph" style:parent-style-name="Standard" style:list-style-name="L17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ligence Artificielle</text:p>
      <text:p text:style-name="P1"/>
      <text:p text:style-name="P2">INTRODUCTION:</text:p>
      <text:p text:style-name="P2"/>
      <text:list xml:id="list509301127" text:style-name="L1">
        <text:list-item>
          <text:p text:style-name="P5">Organisation du cours</text:p>
        </text:list-item>
        <text:list-item>
          <text:p text:style-name="P5">Qu'est ce que l' IA ?</text:p>
        </text:list-item>
        <text:list-item>
          <text:p text:style-name="P5">Brève histoire d' IA</text:p>
        </text:list-item>
        <text:list-item>
          <text:p text:style-name="P5">L'état de L'art.</text:p>
        </text:list-item>
      </text:list>
      <text:p text:style-name="P3">Ouvrages conseillés :</text:p>
      <text:list xml:id="list664357858" text:style-name="L2">
        <text:list-item>
          <text:list>
            <text:list-item>
              <text:p text:style-name="P6">Stuart Russell, Artificial Intelligence A Modern Approach (2ème édition).</text:p>
            </text:list-item>
            <text:list-item>
              <text:p text:style-name="P6">George Luger, Intelligence artificiel.</text:p>
            </text:list-item>
          </text:list>
        </text:list-item>
      </text:list>
      <text:p text:style-name="P3"/>
      <text:p text:style-name="P3">Qu'est-ce que les tâches suivantes ont en commun ?</text:p>
      <text:list xml:id="list1913328904" text:style-name="L3">
        <text:list-item>
          <text:list>
            <text:list-item>
              <text:p text:style-name="P7">Concevoir un programme capable d'identifier et de supprimer les messages non sollicités du courrier électronique.</text:p>
            </text:list-item>
            <text:list-item>
              <text:p text:style-name="P7">Concevoir un super-navigateur Web pour tenir automatiquement à jour les logiciels d'un système informatique.</text:p>
            </text:list-item>
            <text:list-item>
              <text:p text:style-name="P7">Concevoir un robot pour réaliser une opération chirurgicale complexe.</text:p>
            </text:list-item>
            <text:list-item>
              <text:p text:style-name="P7">Concevoir un engin spatial capable d'évoluer sur la planète Mars et d'y récolter des données.</text:p>
            </text:list-item>
          </text:list>
        </text:list-item>
      </text:list>
      <text:p text:style-name="P3">Un tel système doit posséder un certain degré d'intelligence !</text:p>
      <text:p text:style-name="P3"/>
      <text:p text:style-name="P3">IA : -The study of the computations that make it possible to perceive, reason and act (Winston).</text:p>
      <text:list xml:id="list1567004654" text:style-name="L4">
        <text:list-item>
          <text:list>
            <text:list-item>
              <text:p text:style-name="P8">AI is concerned with intellligent behavoir in artifacts.</text:p>
            </text:list-item>
            <text:list-item>
              <text:p text:style-name="P8">The automaton of activities that we associate with human thinking activities such as decision-making, problem solvin, learning.</text:p>
            </text:list-item>
            <text:list-item>
              <text:p text:style-name="P8">The art of creating machines that perform fonctions that requires intelligence.</text:p>
            </text:list-item>
          </text:list>
        </text:list-item>
      </text:list>
      <text:p text:style-name="P3">→ penser comme un humain, penser rationnel</text:p>
      <text:p text:style-name="P3">→ agir comme un humain, agir rationnellement</text:p>
      <text:p text:style-name="P3"/>
      <text:p text:style-name="P3">science cognitive = penser comme un humain.</text:p>
      <text:list xml:id="list39423955" text:style-name="L5">
        <text:list-item>
          <text:p text:style-name="P9">Il faut comprendre le fonctionnement de l'esprit humain.</text:p>
        </text:list-item>
      </text:list>
      <text:p text:style-name="P3">Agir comme un humain = test de Turing.</text:p>
      <text:list xml:id="list223147619" text:style-name="L6">
        <text:list-item>
          <text:list>
            <text:list-item>
              <text:p text:style-name="P10">L'IA est l'art de créer des machines qui réalisent des fonctions exigeant de l'intelligence lorsqu'elles sont effectuées par des humains.</text:p>
            </text:list-item>
            <text:list-item>
              <text:p text:style-name="P10">L'ordinateur peut-il penser ?</text:p>
            </text:list-item>
            <text:list-item>
              <text:p text:style-name="P10">Test de Turing : l'ordinateur peut tromper en se faisant passer pour un humain.</text:p>
            </text:list-item>
          </text:list>
        </text:list-item>
      </text:list>
      <text:p text:style-name="P3">Penser rationnellement : approche logique.</text:p>
      <text:p text:style-name="P3">Agir rationnellement : agir pour atteindre un objectif.</text:p>
      <text:p text:style-name="P3"/>
      <text:list xml:id="list2006402477" text:style-name="L7">
        <text:list-item>
          <text:list>
            <text:list-item>
              <text:p text:style-name="P11"><text:soft-page-break/>Agent : unité qui fonctionne de façon autonome, perçoit son environnement,s'adapte aux changements et est capable d'atteindre un objectif.</text:p>
            </text:list-item>
            <text:list-item>
              <text:p text:style-name="P11">Agent rationnel:agent qui agit pour atteindre le meilleur résultat ou du moins le meilleur résultat espéré.</text:p>
            </text:list-item>
          </text:list>
        </text:list-item>
      </text:list>
      <text:p text:style-name="P3"/>
      <text:p text:style-name="P3">Les différentes idées de ce que pourrait être une IA.</text:p>
      <text:p text:style-name="P3"/>
      <text:p text:style-name="P3">=&gt;processus de pensée</text:p>
      <text:p text:style-name="P3">=&gt;comportement</text:p>
      <text:p text:style-name="P3">=&gt;mesure du succès par rapport à l'humain</text:p>
      <text:p text:style-name="P3">=&gt;mesure par rapport à la rationalité.</text:p>
      <text:p text:style-name="P3"/>
      <text:p text:style-name="P3">Test de turing :</text:p>
      <text:list xml:id="list267185965" text:style-name="L8">
        <text:list-item>
          <text:p text:style-name="P12">traitement du langage naturel</text:p>
        </text:list-item>
        <text:list-item>
          <text:p text:style-name="P12">présentation de connaissance</text:p>
        </text:list-item>
        <text:list-item>
          <text:p text:style-name="P12">raisonnement automatiquement</text:p>
        </text:list-item>
        <text:list-item>
          <text:p text:style-name="P12">apprentissage automatique</text:p>
        </text:list-item>
      </text:list>
      <text:p text:style-name="P3">Total turing :</text:p>
      <text:list xml:id="list678619232" text:style-name="L9">
        <text:list-item>
          <text:list>
            <text:list-item>
              <text:p text:style-name="P13">computer vision : perception d'objets.</text:p>
            </text:list-item>
            <text:list-item>
              <text:p text:style-name="P13">robotics : manipulation d'objets.</text:p>
            </text:list-item>
            <text:list-item>
              <text:p text:style-name="P13"/>
            </text:list-item>
          </text:list>
        </text:list-item>
      </text:list>
      <text:p text:style-name="P3">Fondements de l' IA :</text:p>
      <text:list xml:id="list1560621832" text:style-name="L10">
        <text:list-item>
          <text:p text:style-name="P14">Philosophie</text:p>
        </text:list-item>
        <text:list-item>
          <text:p text:style-name="P14">Mathématiques</text:p>
        </text:list-item>
        <text:list-item>
          <text:p text:style-name="P14">Psychologie</text:p>
        </text:list-item>
        <text:list-item>
          <text:p text:style-name="P14">Linguistique</text:p>
        </text:list-item>
        <text:list-item>
          <text:p text:style-name="P14">Neurosciences</text:p>
        </text:list-item>
        <text:list-item>
          <text:p text:style-name="P14">Théorie du contrôle</text:p>
        </text:list-item>
      </text:list>
      <text:p text:style-name="P3"/>
      <text:p text:style-name="P3">1943=&gt;modélisation des neurones</text:p>
      <text:p text:style-name="P3">1950=&gt;Computing machinery and intelligence</text:p>
      <text:p text:style-name="P3">1952-69=&gt;période euphorique</text:p>
      <text:p text:style-name="P3">1950=&gt;premiers programmes d' IA.</text:p>
      <text:p text:style-name="P3">1966=&gt;complexité des calculs, recherche de réseaux de neurones disparaît (presque) complètement.</text:p>
      <text:p text:style-name="P3">1969-79=&gt;développement de système à base de connaissances.</text:p>
      <text:p text:style-name="P3">1988=&gt;IA devient une science, révolution dans le contenu et la méthodologie</text:p>
      <text:p text:style-name="P3">1995=&gt;émergence d'agents intelligents.</text:p>
      <text:p text:style-name="P3"/>
      <text:p text:style-name="P2">AGENT INTELLIGENT:</text:p>
      <text:p text:style-name="P3"/>
      <text:p text:style-name="P3">(toujours une question à l'examen sur le PEAS (Performance measure, Environement, Actions, sensors).</text:p>
      <text:list xml:id="list631520932" text:style-name="L11">
        <text:list-item>
          <text:p text:style-name="P15"><text:soft-page-break/>Le choix d'un agent à l'instant t dépend des séquences perceptives (cas général) :</text:p>
          <text:list>
            <text:list-header>
              <text:p text:style-name="P15">cadre aspect d'un agent , fonction d'agent : f : P* → A</text:p>
            </text:list-header>
          </text:list>
        </text:list-item>
      </text:list>
      <text:p text:style-name="P3"/>
      <text:p text:style-name="P3">(Question sur le PEAS possible à l'examen).</text:p>
      <text:p text:style-name="P3"/>
      <text:p text:style-name="P3">Types d'environnements :</text:p>
      <text:list xml:id="list191124092" text:style-name="L12">
        <text:list-item>
          <text:list>
            <text:list-item>
              <text:p text:style-name="P16">Épisodique/séquentiel </text:p>
            </text:list-item>
            <text:list-item>
              <text:p text:style-name="P16">Statique/dynamique : environnement ne change pas quand l'agent réfléchit : statique.</text:p>
            </text:list-item>
            <text:list-item>
              <text:p text:style-name="P16">Discret/continu : séquences perceptives et d'actions fini.</text:p>
            </text:list-item>
            <text:list-item>
              <text:p text:style-name="P16">Simple agent/ multi-agent</text:p>
            </text:list-item>
          </text:list>
        </text:list-item>
      </text:list>
      <text:p text:style-name="P3"/>
      <text:p text:style-name="P3">Remarque:</text:p>
      <text:p text:style-name="P3"><text:tab/>-<text:tab/>Le type d'environnement détermine la conception d'agent.</text:p>
      <text:p text:style-name="P3"><text:tab/>-<text:tab/>Le monde réel est bien sûr partiellement observable, non-déterministe séquentiel, dynamique, continu et multi-agents.</text:p>
      <text:p text:style-name="P3"/>
      <text:p text:style-name="P3"/>
      <text:p text:style-name="P3">AGENT SIMPLE REFLEX :</text:p>
      <text:p text:style-name="P3">sensors-&gt;detection-&gt;recherche type d'action pour type d'événement-&gt;action</text:p>
      <text:p text:style-name="P3">contre-exemple : la conduite automatique d'un véhicule n'est pas (toujours= reflex, par exemple il faut se souvenir de ce qu'on a vu dans le rétroviseur, pour cela il faut une variable d'état.</text:p>
      <text:p text:style-name="P3"/>
      <text:p text:style-name="P3">AGENT AVEC FONCTION D'UTILITE :</text:p>
      <text:p text:style-name="P3">sensors(State), (How the world evolve)what it will be if i do action A how happy i will be in shuch a state, what action i should do now → action.</text:p>
      <text:p text:style-name="P3"/>
      <text:p text:style-name="P3">AGENT D'APPRENTISSAGE :</text:p>
      <text:p text:style-name="P3"/>
      <text:p text:style-name="P3">Conclusion :</text:p>
      <text:list xml:id="list1101580332" text:style-name="L13">
        <text:list-item>
          <text:p text:style-name="P17">Un agent perçoit et agit dans un environnement. Il a une architecture et est réalisé par un programme.</text:p>
        </text:list-item>
        <text:list-item>
          <text:p text:style-name="P17">Un agent rationnel choisit toujours l'action qui optimise sa performance attendue(étant donné la séquence perceptive reçue).</text:p>
        </text:list-item>
        <text:list-item>
          <text:p text:style-name="P17">La spécification d'environnement inclut la mesure de performance, l’environnement extérieur, actions, capteurs.</text:p>
        </text:list-item>
        <text:list-item>
          <text:p text:style-name="P17">Un agent fait correspondre une action à la séquence perceptive reçue et met à jours son état interne.</text:p>
        </text:list-item>
        <text:list-item>
          <text:p text:style-name="P17">Quatre types d'agents reflex, objectif, utilité, apprentissage.</text:p>
        </text:list-item>
      </text:list>
      <text:p text:style-name="P3"/>
      <text:p text:style-name="P3"/>
      <text:p text:style-name="P3"/>
      <text:p text:style-name="P3"><text:soft-page-break/>PROBLEMES ET ALGORITHMES DE RECHERCHE :</text:p>
      <text:p text:style-name="P3"/>
      <text:list xml:id="list1151432463" text:style-name="L14">
        <text:list-item>
          <text:p text:style-name="P18">Les algorithmes de recherche constituent l'une des approches les plus puissantes pour la résolution de problèmes en IA.</text:p>
        </text:list-item>
        <text:list-item>
          <text:p text:style-name="P18">Les algorithmes de recherche sont un mécanisme général de résolution de problème qui </text:p>
          <text:list>
            <text:list-item>
              <text:p text:style-name="P18">se déroule dans un espace appelé espace d'états</text:p>
            </text:list-item>
            <text:list-item>
              <text:p text:style-name="P18">explore systématiquement toutes les alternatives</text:p>
            </text:list-item>
            <text:list-item>
              <text:p text:style-name="P18">trouve la séquence d'étapes menant à la solution.</text:p>
            </text:list-item>
          </text:list>
        </text:list-item>
      </text:list>
      <text:list xml:id="list1012800579" text:style-name="L17">
        <text:list-item>
          <text:p text:style-name="P20">Etat initial</text:p>
        </text:list-item>
        <text:list-item>
          <text:p text:style-name="P20">Action</text:p>
        </text:list-item>
        <text:list-item>
          <text:p text:style-name="P20">Test de solution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</meta:initial-creator>
    <meta:creation-date>2013-01-16T10:24:29</meta:creation-date>
    <dc:date>2013-01-22T11:00:00</dc:date>
    <dc:creator>Jimmy </dc:creator>
    <meta:editing-duration>PT1H35M56S</meta:editing-duration>
    <meta:editing-cycles>29</meta:editing-cycles>
    <meta:generator>LibreOffice/3.5$Linux_X86_64 LibreOffice_project/350m1$Build-2</meta:generator>
    <meta:document-statistic meta:table-count="0" meta:image-count="0" meta:object-count="0" meta:page-count="4" meta:paragraph-count="93" meta:word-count="760" meta:character-count="4958" meta:non-whitespace-character-count="4337"/>
  </office:meta>
</office:document-meta>
</file>